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A000000126ABA9ACF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Default">
        <draw:frame draw:name="Picture 16" draw:style-name="gr1" draw:text-style-name="P1" draw:layer="layout" svg:width="11.765cm" svg:height="8.321cm" svg:x="0.746cm" svg:y="1.061cm">
          <draw:image xlink:href="Pictures/10000000000001A000000126ABA9ACF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954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06:57:21</meta:creation-date>
    <dc:date>2014-10-29T11:14:44</dc:date>
    <meta:editing-duration>PT43S</meta:editing-duration>
    <meta:editing-cycles>2</meta:editing-cycles>
    <meta:generator>LibreOffice/3.5$Linux_X86_64 LibreOffice_project/350m1$Build-2</meta:generator>
    <meta:document-statistic meta:object-count="1"/>
  </office:meta>
</office:document-meta>
</file>